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36c" officeooo:paragraph-rsid="000d036c"/>
    </style:style>
    <style:style style:name="P2" style:family="paragraph" style:parent-style-name="Standard">
      <style:text-properties officeooo:rsid="000d17a7" officeooo:paragraph-rsid="000d17a7"/>
    </style:style>
    <style:style style:name="P3" style:family="paragraph" style:parent-style-name="Standard" style:list-style-name="L1">
      <style:text-properties officeooo:rsid="000d036c" officeooo:paragraph-rsid="000d036c"/>
    </style:style>
    <style:style style:name="P4" style:family="paragraph" style:parent-style-name="Standard" style:list-style-name="L2">
      <style:text-properties officeooo:rsid="000d036c" officeooo:paragraph-rsid="000d036c"/>
    </style:style>
    <style:style style:name="P5" style:family="paragraph" style:parent-style-name="Standard">
      <style:text-properties officeooo:rsid="000d17a7" officeooo:paragraph-rsid="000d17a7"/>
    </style:style>
    <style:style style:name="P6" style:family="paragraph" style:parent-style-name="Standard">
      <style:text-properties officeooo:rsid="000f0fcd" officeooo:paragraph-rsid="000f0fcd"/>
    </style:style>
    <style:style style:name="P7" style:family="paragraph" style:parent-style-name="Standard">
      <style:text-properties officeooo:rsid="00130aaa" officeooo:paragraph-rsid="00130aaa"/>
    </style:style>
    <style:style style:name="P8" style:family="paragraph" style:parent-style-name="Standard">
      <style:text-properties officeooo:rsid="00158612" officeooo:paragraph-rsid="00158612"/>
    </style:style>
    <style:style style:name="P9" style:family="paragraph" style:parent-style-name="Standard">
      <style:text-properties officeooo:rsid="001839bb" officeooo:paragraph-rsid="001839bb"/>
    </style:style>
    <style:style style:name="P10" style:family="paragraph" style:parent-style-name="Standard">
      <style:text-properties officeooo:rsid="0019e9e2" officeooo:paragraph-rsid="0019e9e2"/>
    </style:style>
    <style:style style:name="P11" style:family="paragraph" style:parent-style-name="Standard">
      <style:text-properties officeooo:rsid="001bd5b9" officeooo:paragraph-rsid="001bd5b9"/>
    </style:style>
    <style:style style:name="P12" style:family="paragraph" style:parent-style-name="Standard">
      <style:text-properties officeooo:rsid="0020b3a0" officeooo:paragraph-rsid="0020b3a0"/>
    </style:style>
    <style:style style:name="P13" style:family="paragraph" style:parent-style-name="Standard">
      <style:text-properties officeooo:rsid="0022c687" officeooo:paragraph-rsid="0022c687"/>
    </style:style>
    <style:style style:name="P14" style:family="paragraph" style:parent-style-name="Standard">
      <style:text-properties officeooo:rsid="0024b509" officeooo:paragraph-rsid="0024b509"/>
    </style:style>
    <style:style style:name="P15" style:family="paragraph" style:parent-style-name="Standard">
      <style:text-properties officeooo:rsid="0026f799" officeooo:paragraph-rsid="0026f7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8ce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fc138" style:font-style-asian="italic" style:font-style-complex="italic"/>
    </style:style>
    <style:style style:name="T5" style:family="text">
      <style:text-properties fo:font-style="italic" officeooo:rsid="00115c7e" style:font-style-asian="italic" style:font-style-complex="italic"/>
    </style:style>
    <style:style style:name="T6" style:family="text">
      <style:text-properties fo:font-style="italic" officeooo:rsid="00158612" style:font-style-asian="italic" style:font-style-complex="italic"/>
    </style:style>
    <style:style style:name="T7" style:family="text">
      <style:text-properties fo:font-style="italic" officeooo:rsid="0017597c" style:font-style-asian="italic" style:font-style-complex="italic"/>
    </style:style>
    <style:style style:name="T8" style:family="text">
      <style:text-properties fo:font-style="italic" officeooo:rsid="0019e9e2" style:font-style-asian="italic" style:font-style-complex="italic"/>
    </style:style>
    <style:style style:name="T9" style:family="text">
      <style:text-properties fo:font-style="italic" officeooo:rsid="00205a5b" style:font-style-asian="italic" style:font-style-complex="italic"/>
    </style:style>
    <style:style style:name="T10" style:family="text">
      <style:text-properties fo:font-style="italic" officeooo:rsid="0026f799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ison control system</text:p>
      <text:p text:style-name="P1"/>
      <text:list xml:id="list6972079350008246570" text:style-name="L1">
        <text:list-item>
          <text:p text:style-name="P3">Distriuted</text:p>
        </text:list-item>
        <text:list-item>
          <text:p text:style-name="P3">Cordinates work between developers</text:p>
        </text:list-item>
        <text:list-item>
          <text:p text:style-name="P3">who <text:s/>made what change when</text:p>
        </text:list-item>
        <text:list-item>
          <text:p text:style-name="P3">revert back any time<text:tab/></text:p>
        </text:list-item>
        <text:list-item>
          <text:p text:style-name="P3">local and remote repos</text:p>
          <text:p text:style-name="P3"/>
          <text:p text:style-name="P3">Created in 2005 by Linus Torvald</text:p>
          <text:p text:style-name="P3"/>
          <text:p text:style-name="P3">No platform specifically</text:p>
        </text:list-item>
      </text:list>
      <text:p text:style-name="P1">Github and big bucket are remote repository</text:p>
      <text:p text:style-name="P1">To work on local repo and push into remote when connected to internet</text:p>
      <text:p text:style-name="P1"/>
      <text:p text:style-name="P1"/>
      <text:p text:style-name="P1">Features</text:p>
      <text:list xml:id="list7596636373232192197" text:style-name="L2">
        <text:list-item>
          <text:p text:style-name="P4">Keeps track of your code history</text:p>
        </text:list-item>
        <text:list-item>
          <text:p text:style-name="P4">Take snapshot of your files</text:p>
        </text:list-item>
        <text:list-item>
          <text:p text:style-name="P4">You decide when to take snapshots by <text:span text:style-name="T1">commits</text:span></text:p>
        </text:list-item>
        <text:list-item>
          <text:p text:style-name="P4">You can visit any snapshot at any time (safe coding)</text:p>
        </text:list-item>
        <text:list-item>
          <text:p text:style-name="P4">Stage files before committing</text:p>
        </text:list-item>
      </text:list>
      <text:p text:style-name="P1">Once you make a commit other developers can pull that information to their repository</text:p>
      <text:p text:style-name="P1"/>
      <text:p text:style-name="P1"/>
      <text:p text:style-name="P1">sudo apt-get install git</text:p>
      <text:p text:style-name="P1"/>
      <text:p text:style-name="P1"><text:a xlink:type="simple" xlink:href="http://git-scm.com/download/win" text:style-name="Internet_20_link" text:visited-style-name="Visited_20_Internet_20_Link">http://git-scm.com/download/win</text:a></text:p>
      <text:p text:style-name="P1"/>
      <text:p text:style-name="P2">Once you install </text:p>
      <text:p text:style-name="P2"/>
      <text:p text:style-name="P2"><text:span text:style-name="T2">type the command : </text:span><text:span text:style-name="T3">git-- version</text:span></text:p>
      <text:p text:style-name="P2"><text:span text:style-name="T3"/></text:p>
      <text:p text:style-name="P7"><text:span text:style-name="T3">Create a folder Gittutorial</text:span></text:p>
      <text:p text:style-name="P2"><text:span text:style-name="T3"/></text:p>
      <text:p text:style-name="P6"><text:span text:style-name="T3">touch print.py</text:span></text:p>
      <text:p text:style-name="P6"><text:span text:style-name="T3">touch swap.py</text:span></text:p>
      <text:p text:style-name="P6"><text:span text:style-name="T3"/></text:p>
      <text:p text:style-name="P6"><text:span text:style-name="T3">Add contents to print .py</text:span></text:p>
      <text:p text:style-name="P6"><text:span text:style-name="T3"><text:s/></text:span><text:span text:style-name="T5">Go </text:span><text:span text:style-name="T3">to the folder create git- in</text:span><text:span text:style-name="T4">it</text:span></text:p>
      <text:p text:style-name="P6"><text:span text:style-name="T4"/></text:p>
      <text:p text:style-name="P6"><text:span text:style-name="T4">.</text:span><text:span text:style-name="T6">git will be created which is a hidden file</text:span></text:p>
      <text:p text:style-name="P6"><text:span text:style-name="T6"/></text:p>
      <text:p text:style-name="P8"><text:span text:style-name="T3">git config --global user.name 'soumya somasundaran'</text:span></text:p>
      <text:p text:style-name="P8"><text:span text:style-name="T3">git config --global u</text:span><text:span text:style-name="T7">ser.email ‘</text:span><text:a xlink:type="simple" xlink:href="mailto:soumyas567@gmail.com" text:style-name="Internet_20_link" text:visited-style-name="Visited_20_Internet_20_Link"><text:span text:style-name="T7">soumyas567@gmail.com</text:span></text:a><text:span text:style-name="T7">’</text:span></text:p>
      <text:p text:style-name="P8"><text:span text:style-name="T7"/></text:p>
      <text:p text:style-name="P9"><text:span text:style-name="T7">g</text:span><text:span text:style-name="T3">it add print.html</text:span></text:p>
      <text:p text:style-name="P9"/>
      <text:p text:style-name="P9"><text:span text:style-name="T3">git status(To check what happend</text:span><text:span text:style-name="T8">)</text:span></text:p>
      <text:p text:style-name="P9"><text:span text:style-name="T8"/></text:p>
      <text:p text:style-name="P10"><text:span text:style-name="T3">git rm –cached print.py</text:span></text:p>
      <text:p text:style-name="P11"><text:span text:style-name="T3"><text:s/>git add *.py # All files with .py </text:span><text:span text:style-name="T9">extension</text:span></text:p>
      <text:p text:style-name="P12"><text:soft-page-break/><text:span text:style-name="T9">g</text:span><text:span text:style-name="T3">it add. # add all files</text:span></text:p>
      <text:p text:style-name="P12"/>
      <text:p text:style-name="P12"/>
      <text:p text:style-name="P13"><text:span text:style-name="T3">Change contents of print.py</text:span></text:p>
      <text:p text:style-name="P13"><text:span text:style-name="T3"/></text:p>
      <text:p text:style-name="P14"><text:span text:style-name="T3">git add .</text:span></text:p>
      <text:p text:style-name="P14"><text:span text:style-name="T3"><text:s/></text:span></text:p>
      <text:p text:style-name="P15"><text:span text:style-name="T10">g</text:span><text:span text:style-name="T3">it statu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7:34:30.084631131</meta:creation-date>
    <dc:date>2017-11-07T18:19:07.967613740</dc:date>
    <meta:editing-duration>PT14M56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204" meta:character-count="1147" meta:non-whitespace-character-count="990"/>
  </office:meta>
</office:document-meta>
</file>